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italic" officeooo:rsid="0071e4c4" officeooo:paragraph-rsid="000460ce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7d629" officeooo:paragraph-rsid="000460ce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1e4c4" officeooo:paragraph-rsid="000460ce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36f48" officeooo:paragraph-rsid="000460ce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77484" officeooo:paragraph-rsid="000460ce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1e4c4" officeooo:paragraph-rsid="000460c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dec21" officeooo:paragraph-rsid="000460c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30575" officeooo:paragraph-rsid="000460c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36f48" officeooo:paragraph-rsid="000460c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54e44" officeooo:paragraph-rsid="000460c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d629" officeooo:paragraph-rsid="000460c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15cd" officeooo:paragraph-rsid="000460c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254d" officeooo:paragraph-rsid="000460c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34ba17f" officeooo:paragraph-rsid="000460c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7484" officeooo:paragraph-rsid="000460ce" style:font-size-asian="12pt" style:font-size-complex="12pt"/>
    </style:style>
    <style:style style:name="T1" style:family="text">
      <style:text-properties officeooo:rsid="01374a08"/>
    </style:style>
    <style:style style:name="T2" style:family="text">
      <style:text-properties officeooo:rsid="034ba17f"/>
    </style:style>
    <style:style style:name="T3" style:family="text">
      <style:text-properties officeooo:rsid="0071e4c4"/>
    </style:style>
    <style:style style:name="T4" style:family="text">
      <style:text-properties officeooo:rsid="0136b565"/>
    </style:style>
    <style:style style:name="T5" style:family="text">
      <style:text-properties officeooo:rsid="00736f48"/>
    </style:style>
    <style:style style:name="T6" style:family="text">
      <style:text-properties officeooo:rsid="0198f389"/>
    </style:style>
    <style:style style:name="T7" style:family="text">
      <style:text-properties officeooo:rsid="02982502"/>
    </style:style>
    <style:style style:name="T8" style:family="text">
      <style:text-properties officeooo:rsid="00754e44"/>
    </style:style>
    <style:style style:name="T9" style:family="text">
      <style:text-properties officeooo:rsid="005ad8e8"/>
    </style:style>
    <style:style style:name="T10" style:family="text">
      <style:text-properties officeooo:rsid="00777484"/>
    </style:style>
    <style:style style:name="T11" style:family="text">
      <style:text-properties fo:color="#252525" fo:font-size="11pt" fo:font-weight="normal" officeooo:rsid="0010dad4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6">Ира приехала и я переночевал в их комнате. </text:p>
      <text:p text:style-name="P6">Это само собой получилось. Свет давно был потушен. Мы одетыми лежали на её койке и всё теснее и теснее, а потом теснее уже стало некуда. Только я не хотел скрипеть, как Марик с Катранихой и всё как-то...</text:p>
      <text:p text:style-name="P6"><text:span text:style-name="T2">(</text:span>Аня не спала и потом Ире рассказывала, что взяла и сама себя поцеловала в предплечье<text:span text:style-name="T2">)</text:span></text:p>
      <text:p text:style-name="P6">...но мне всё равно понравилось.</text:p>
      <text:p text:style-name="P6"/>
      <text:p text:style-name="P6">Уже днём Ира мне сказала:</text:p>
      <text:p text:style-name="P6">- Знаешь, похоже, я преодолела психологический барьер.</text:p>
      <text:p text:style-name="P7">- <text:span text:style-name="T3">Так и физический, похоже, тоже.</text:span></text:p>
      <text:p text:style-name="P7"/>
      <text:p text:style-name="P6">После того как Оля отказалась выйти за него замуж, бедняга Ян совсем обрусел. </text:p>
      <text:p text:style-name="P6">Неразделённая любовь моментально содрала с него лак цивилизации.</text:p>
      <text:p text:style-name="P6">Язык он так и не выучил, но бриться бросил, ходил в щетине и чёрной телогрейке, из-под которой доставал бутылку водки и глотал с горлá, как валидол.</text:p>
      <text:p text:style-name="P6">Гомеопатия по большевистски.</text:p>
      <text:p text:style-name="P8">В последний вечер перед отъездом Вера очень заботливо постелила нам с Ирой в соседней комнате, которая уже освободилась.</text:p>
      <text:p text:style-name="P8">Я не стал выключать свет и Ира потом рассказывала, что испугалась, когда увидела с чем я на неё лезу.</text:p>
      <text:p text:style-name="P8"><text:span text:style-name="T4">Утром, д</text:span>о прихода автобусов, она со мной почти не разговаривала: «да», «нет», «ничего».</text:p>
      <text:p text:style-name="P8"><text:span text:style-name="T4">Тогда я</text:span> так и не <text:span text:style-name="T4">смог </text:span>выпыта<text:span text:style-name="T4">ть</text:span>, что Оля её убедила — всё это колхозный роман и в Нежине я о ней и не вспомню.</text:p>
      <text:p text:style-name="P8">Когда автобусы пришли, я не сел со всеми вместе, а взял гитару и пошёл к дальней лесополосе на горизонте, где проходит московская трасса, чтобы ловить попутку до Батурина, а оттуда до Конотопа.</text:p>
      <text:p text:style-name="P8"/>
      <text:p text:style-name="P8">- <text:span text:style-name="T5">Говорят, ты с дочкой преподавателя романы крутишь?</text:span></text:p>
      <text:p text:style-name="P9">- Говорят, ты замуж вышла?</text:p>
      <text:p text:style-name="P9">Да, <text:span text:style-name="T6">она </text:span>вышла, а теперь вот приехала в Нежин по каким-то бумажным делам и зашла в 72 комнату на третьем этаже общаги, перед отъездом в Монголию, куда распределили мужа.</text:p>
      <text:p text:style-name="P9">Он, кстати, понял, что она не девочка. После первой брачной ночи спросил, мол, ну, обычно женщины, как бы сравнивают.</text:p>
      <text:p text:style-name="P9">- Да, сравнивают,- ответила она и больше не добавила ни слова.</text:p>
      <text:p text:style-name="P9"/>
      <text:p text:style-name="P4"><text:span text:style-name="T1">(...в</text:span>от так прихлопнула нáхрен мужа. Наступила и размазала. Нет, чтобы словом ласковым утешить, обнадёжить. С тебя убудет?</text:p>
      <text:p text:style-name="P4">Всё-таки безжалостные твари эти бабы. </text:p>
      <text:p text:style-name="P4">А потом <text:span text:style-name="T7">мы </text:span>ещё <text:span text:style-name="T7">удивляемся</text:span> — <text:span text:style-name="T7">и </text:span><text:s/>откуда <text:span text:style-name="T7">только </text:span>Тугрики берутся?..<text:span text:style-name="T1">)</text:span></text:p>
      <text:p text:style-name="P4"/>
      <text:p text:style-name="P9">Однако, иногда лучше заниматься любовью, чем говорить.</text:p>
      <text:p text:style-name="P9">И мы легли на бывшую Федину, а теперь мою койку, потому что она у окна.</text:p>
      <text:p text:style-name="P9">Первый и единственный раз в своей жизни я был с замужней женщиной. Да и то — по знакомству.</text:p>
      <text:p text:style-name="P9">Когда мы оделись и обнялись на прощанье, она дважды воскликнула:</text:p>
      <text:p text:style-name="P9">- Я — блядь!</text:p>
      <text:p text:style-name="P9">Да так радостно. Типа, Архимед в своей знаменитой пробежке после бани.</text:p>
      <text:p text:style-name="P9">«Эврика! Я нашла себя! Буду знать чем мне в Монголии заняться!»</text:p>
      <text:p text:style-name="P9">- Я — блядь!</text:p>
      <text:p text:style-name="P9"><text:soft-page-break/>Прощай, Надька. Всё равно ты — самая безоблачная моя любовь.</text:p>
      <text:p text:style-name="P9"/>
      <text:p text:style-name="P9">Старший преп-надзиратель сдержал свою угрозу в отношении меня.</text:p>
      <text:p text:style-name="P9">Опять в лекционной аудитории общее факультетское собрание, чтобы поставить перед ректоратом вопрос о моём отчислении.</text:p>
      <text:p text:style-name="P9">Накануне, по совету Вирича, я созвал собрание своего курса — ну, тех, кто живёт в общаге — <text:span text:style-name="T8">в своей комнате, чтобы сплотить ряды.</text:span></text:p>
      <text:p text:style-name="P9"/>
      <text:p text:style-name="P10">Вирич — четверокурсник, он тоже <text:span text:style-name="T1">поступил</text:span> после армии.</text:p>
      <text:p text:style-name="P10">Набились — битком. Друг на дружке сидели, и не подумал бы что 72-я может стольких вместить. Кроме Игоря и Володи — сплошные девушки.</text:p>
      <text:p text:style-name="P10">Мне пришлось на подоконнике ютиться.</text:p>
      <text:p text:style-name="P10">Так ещё как сплотились! </text:p>
      <text:p text:style-name="P10">Пришли ведь объединённые одной целью — полюбоваться на меня раздавленного, из «имиджа» выдернутого, на подоконнике распятого.</text:p>
      <text:p text:style-name="P10">Аж слюна из глаз капает, как у тех, что на площадях собирались публичные казни смотреть.</text:p>
      <text:p text:style-name="P10">Заодно и суд Линча устроили за то, что в Большевике от наших девушек нос воротил. Аукнулся мне тот лозунг «филфак for ever!»</text:p>
      <text:p text:style-name="P10">Одна из девушек рассказала даже, будто я ей с глазу на глаз такое сказал, что она, умирать будет, а этого не забудет и мне не простит. </text:p>
      <text:p text:style-name="P11">Она даже ещё и взрыднула, излагая свою печальную повесть, и все кинулись выспрашивать — что за слова такие? <text:s/>— <text:s/>но она лишь повторила клятву унести их с собой в могилу.</text:p>
      <text:p text:style-name="P12"><text:span text:style-name="T9">Аж и</text:span> меня заинтриговала: <text:span text:style-name="T9">что это за такие неизгладимые слова я знаю? </text:span></text:p>
      <text:p text:style-name="P12"><text:span text:style-name="T9">Т</text:span>ем более что до этого момента <text:span text:style-name="T9">мне и в голову не приходило</text:span>, что она <text:span text:style-name="T9">с моего курса</text:span>; клянусь — первый раз вижу!</text:p>
      <text:p text:style-name="P12">Надоел мне этот самосуд.</text:p>
      <text:p text:style-name="P12">- Ладно,- говорю.- Спасибо за поддержку, но мне на завтра ещё домашние задания готовить надо.</text:p>
      <text:p text:style-name="P12">Ирина из Бахмача аж заржала.</text:p>
      <text:p text:style-name="P12"/>
      <text:p text:style-name="P13">На собрании после старшего преп-надзирателя выступили парочка сплочённых моих однокурсниц.</text:p>
      <text:p text:style-name="P14">Они подтвердили, что да, на работу ходил когда вздумается, а на клеёнке спал.</text:p>
      <text:p text:style-name="P13">Потом Вирич сделал попытку переломить монотонное настроение.</text:p>
      <text:p text:style-name="P13">Вышел перед собравшимися, на кафедру приопёрся и начал вещать какой я надёжный товарищ и друг и что на днях спас первокурсниц, которые подверглись хулиганским приставаниям в Графском парке. </text:p>
      <text:p text:style-name="P13">Я бесстрашно бросился на посягнувших, хотя у одного в руках было горлышко от разбитой бутылки.</text:p>
      <text:p text:style-name="P13">Вирич продемонстрировал аудитории как надо правильно держать горлышко в руке и пояснил, что такое оружие опаснее, чем нож. </text:p>
      <text:p text:style-name="P13">Информацию восприняли похолодев от внимания.</text:p>
      <text:p text:style-name="P13"/>
      <text:p text:style-name="P13">В общих чертах, он не слишком-<text:span text:style-name="T1">то</text:span> отклонился. </text:p>
      <text:p text:style-name="P13">В тот вечер из вестибюля Славик с Двойкой прибежали, говорят, там первокурсницы в истерике — их подружку в парке держат, не пускают.</text:p>
      <text:p text:style-name="P13">Мы втроём и побежали, местных шуганули, <text:span text:style-name="T10">а полонённая первокурсница на нас халяву развернула, что мы ей личную жизнь ломаем. </text:span></text:p>
      <text:p text:style-name="P15">Видно кто-то из кандидатов в насильники приглянулся красной девице. </text:p>
      <text:p text:style-name="P15">Чтоб я когда-нибудь ещё хоть раз писанýся за этих кошёлок в активном поиске!</text:p>
      <text:p text:style-name="P13"/>
      <text:p text:style-name="P15">Но деталь с горлышком это уже плод <text:span text:style-name="T9">полёта</text:span> фантазии Вирича, я такого не видел.</text:p>
      <text:p text:style-name="P15"><text:soft-page-break/>Под конец мне слово дали.</text:p>
      <text:p text:style-name="P15">- Каждый человек — кузнец своего счастья, своей судьбы. И я тоже отковал себе — вот она, тёпленькая, с пылу, с жару, и теперь только от вас зависит, как она обернётся...</text:p>
      <text:p text:style-name="P15">Дальше стереотипно повинился, а-л<text:span text:style-name="T11">я́</text:span> Марк Новоселицкий на собрании «о партийных играх» и <text:s/>с минимальным отрывом — кто за? против? воздержался? — <text:s/>я получил строгий выговор с последним предупреждением.</text:p>
      <text:p text:style-name="P15"/>
      <text:p text:style-name="P5"><text:span text:style-name="T1">(...х</text:span>отя <text:span text:style-name="T1">исход собрания был ясен</text:span> ещё до того как <text:span text:style-name="T1">оно </text:span>началось — отчислили б меня тогда, откуда б ты взялась?</text:p>
      <text:p text:style-name="P2">Некоторые осколки просто обязаны пролетать мимо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00:08.896141801</meta:creation-date>
    <dc:date>2017-03-02T17:00:14.339253123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8" meta:word-count="937" meta:character-count="5816" meta:non-whitespace-character-count="4910"/>
    <meta:generator>LibreOffice/4.3.3.2$Linux_x86 LibreOffice_project/430m0$Build-2</meta:generator>
  </office:meta>
</office:document-meta>
</file>